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1200000128A2C59E3BE7C4D10F.png" manifest:media-type="image/png"/>
  <manifest:file-entry manifest:full-path="Pictures/1000094B00001C5A00001E8F4085EE85A5A18F46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 style:master-page-name="Eavu">
      <style:paragraph-properties fo:text-align="end" style:justify-single-word="false" style:page-number="auto"/>
    </style:style>
    <style:style style:name="P4" style:family="paragraph" style:parent-style-name="Standard">
      <style:paragraph-properties fo:text-align="end" style:justify-single-word="false"/>
      <style:text-properties fo:color="#ffffff" loext:opacity="100%" fo:font-size="48pt" fo:font-weight="bold" officeooo:rsid="00020a65" officeooo:paragraph-rsid="00020a65" style:font-size-asian="48pt" style:font-weight-asian="bold" style:font-size-complex="48pt" style:font-weight-complex="bold"/>
    </style:style>
    <style:style style:name="P5" style:family="paragraph" style:parent-style-name="Standard">
      <style:paragraph-properties fo:text-align="end" style:justify-single-word="false"/>
      <style:text-properties fo:color="#ffffff" loext:opacity="100%" fo:font-size="40pt" fo:font-weight="bold" officeooo:rsid="00020a65" officeooo:paragraph-rsid="00020a65" style:font-size-asian="40pt" style:font-weight-asian="bold" style:font-size-complex="40pt" style:font-weight-complex="bold"/>
    </style:style>
    <style:style style:name="P6" style:family="paragraph" style:parent-style-name="Standard">
      <style:paragraph-properties fo:text-align="end" style:justify-single-word="false"/>
      <style:text-properties fo:color="#ffffff" loext:opacity="100%" fo:font-size="24pt" fo:font-weight="bold" officeooo:rsid="00020a65" officeooo:paragraph-rsid="00020a65" style:font-size-asian="24pt" style:font-weight-asian="bold" style:font-size-complex="24pt" style:font-weight-complex="bold"/>
    </style:style>
    <style:style style:name="P7" style:family="paragraph" style:parent-style-name="Standard">
      <style:paragraph-properties fo:text-align="end" style:justify-single-word="false"/>
      <style:text-properties fo:color="#ffffff" loext:opacity="100%" fo:font-size="12pt" fo:font-weight="bold" officeooo:rsid="00020a65" officeooo:paragraph-rsid="00020a65" style:font-size-asian="10.5pt" style:font-weight-asian="bold" style:font-size-complex="12pt" style:font-weight-complex="bold"/>
    </style:style>
    <style:style style:name="P8" style:family="paragraph">
      <style:paragraph-properties fo:text-align="center"/>
    </style:style>
    <style:style style:name="fr1" style:family="graphic" style:parent-style-name="Graphics">
      <style:graphic-properties style:vertical-pos="from-top" style:vertical-rel="paragraph" style:horizontal-pos="from-left" style:horizontal-rel="paragraph" fo:background-color="transparent" draw:fill="none" draw:fill-color="#ffffff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99cm" svg:stroke-color="#ffffff" draw:marker-start-width="0.651cm" draw:marker-end-width="0.651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Imagen1" text:anchor-type="char" svg:x="2.57cm" svg:y="0.263cm" svg:width="11.857cm" svg:height="12.779cm" draw:z-index="0"><draw:image xlink:href="Pictures/1000094B00001C5A00001E8F4085EE85A5A18F46.svg" xlink:type="simple" xlink:show="embed" xlink:actuate="onLoad" draw:mime-type="image/svg+xml"/><draw:image xlink:href="Pictures/100000010000011200000128A2C59E3BE7C4D10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Guía de Estilo Web</text:p>
      <text:p text:style-name="P7"><draw:line text:anchor-type="paragraph" draw:z-index="1" draw:name="Línea 2" draw:style-name="gr1" draw:text-style-name="P8" svg:x1="16.921cm" svg:y1="0.062cm" svg:x2="1.665cm" svg:y2="0.051cm"><text:p/></draw:line></text:p>
      <text:p text:style-name="P7"/>
      <text:p text:style-name="P5">Taller de Cerámica Eavu</text:p>
      <text:p text:style-name="P6"/>
      <text:p text:style-name="P6"/>
      <text:p text:style-name="P6"/>
      <text:p text:style-name="P6">Lara Comesaña Varela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12pt" fo:language="gl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ans" fo:font-size="12pt" fo:language="gl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draw:fill="none" draw:fill-color="#5fa8d3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#5fa8d3" style:writing-mode="lr-tb" draw:fill="solid" draw:fill-color="#5fa8d3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5fa8d3"/>
    </style:style>
    <style:style style:name="Mdp2" style:family="drawing-page">
      <style:drawing-page-properties draw:fill="solid" draw:fill-color="#5fa8d3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Eavu" style:page-layout-name="Mpm3" draw:style-name="Mdp2" style:next-style-name="Standard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Index" style:page-layout-name="Mpm2"/>
    <style:master-page style:name="HTML" style:page-layout-name="Mpm7"/>
    <style:master-page style:name="Footnote" style:page-layout-name="Mpm8"/>
    <style:master-page style:name="Endnote" style:page-layout-name="Mpm8"/>
    <style:master-page style:name="Landscape" style:page-layout-name="Mpm9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3T22:07:17.440114795</meta:creation-date>
    <dc:date>2024-12-03T22:22:37.423441537</dc:date>
    <meta:editing-duration>PT1M10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3" meta:paragraph-count="3" meta:word-count="11" meta:character-count="61" meta:non-whitespace-character-count="53"/>
  </office:meta>
</office:document-meta>
</file>